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style>
    <style:style style:name="ce3" style:family="table-cell" style:parent-style-name="Hyperlink" style:data-style-name="N0">
      <style:table-cell-properties style:vertical-align="middle" fo:wrap-option="wrap"/>
      <style:text-properties fo:color="#0563C1" style:text-underline-style="solid" style:text-underline-type="single"/>
    </style:style>
    <style:style style:name="co1" style:family="table-column">
      <style:table-column-properties fo:break-before="auto" style:column-width="1.69333333333333cm"/>
    </style:style>
    <style:style style:name="co2" style:family="table-column">
      <style:table-column-properties fo:break-before="auto" style:column-width="15.1341666666667cm" style:use-optimal-column-width="true"/>
    </style:style>
    <style:style style:name="ro1" style:family="table-row">
      <style:table-row-properties style:row-height="195pt" style:use-optimal-row-height="true" fo:break-before="auto"/>
    </style:style>
    <style:style style:name="ro2" style:family="table-row">
      <style:table-row-properties style:row-height="105pt" style:use-optimal-row-height="true" fo:break-before="auto"/>
    </style:style>
    <style:style style:name="ro3" style:family="table-row">
      <style:table-row-properties style:row-height="409.5pt" style:use-optimal-row-height="tru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 table:default-cell-style-name="ce1"/>
        <table:table-column table:style-name="co2" table:default-cell-style-name="ce1"/>
        <table:table-column table:style-name="co1" table:number-columns-repeated="16380" table:default-cell-style-name="ce1"/>
        <table:table-row table:style-name="ro1">
          <table:table-cell office:value-type="string" table:style-name="ce2">
            <text:p>Krystyna</text:p>
          </table:table-cell>
          <table:table-cell office:value-type="string" table:style-name="ce2">
            <text:p>Skarbek</text:p>
          </table:table-cell>
          <table:table-cell office:value-type="string" table:style-name="ce2">
            <text:p>Intelligence</text:p>
          </table:table-cell>
          <table:table-cell office:value-type="string" table:style-name="ce2">
            <text:p>Maria Krystyna Janina Skarbek, OBE, GM, Croix de guerre  (1 May 1908 Warsaw, Poland – 15 June 1952 London, England), also known as Christine Granville,was a Polish agent of the British Special Operations Executive (SOE) during the Second World War. She became celebrated especially for her daring exploits in intelligence and irregular-warfare missions in Nazi-occupied Poland and France.She became a British agent months before the SOE was founded in July 1940 and was one of the longest-serving of all Britain's wartime women agents. Her resourcefulness and success have been credited with influencing the organisation's policy of recruiting increasing numbers of women.[5] In 1941 she began using the nom de guerre Christine Granville, a name which she legally adopted upon naturalisation as a British subject in December 1946.Churchill is alleged to have rated Skarbek his ‘favourite spy’. The reason? In spring 1941 she passed minute details to London of Hitler’s plans for Barbarossa, the invasion of Russia. Churchill forwarded them on to Stalin, who promptly binned them.</text:p>
          </table:table-cell>
          <table:table-cell office:value-type="string" table:style-name="ce3">
            <text:p><text:a xlink:href="http://www.jewornotjew.com/img/people/c/christine_granville.jpg">http://www.jewornotjew.com/img/people/c/christine_granville.jpg</text:a></text:p>
          </table:table-cell>
          <table:table-cell table:number-columns-repeated="16379"/>
        </table:table-row>
        <table:table-row table:style-name="ro2">
          <table:table-cell office:value-type="string" table:style-name="ce2">
            <text:p>Andrzej</text:p>
          </table:table-cell>
          <table:table-cell office:value-type="string" table:style-name="ce2">
            <text:p>Kowerski</text:p>
          </table:table-cell>
          <table:table-cell office:value-type="string" table:style-name="ce2">
            <text:p>Army</text:p>
          </table:table-cell>
          <table:table-cell office:value-type="string" table:style-name="ce2">
            <text:p>Andrzej Kowerski (Labunie, Zamosc County, Lublin Province, eastern Poland, 18 May 1912 – 8 December 1988, Munich). From 1941 he used the nom de guerre "Andrew Kennedy."jhkjkhkhkjhhkj</text:p>
          </table:table-cell>
          <table:table-cell office:value-type="string" table:style-name="ce3">
            <text:p><text:a xlink:href="http://www.flags.net/images/largeflags/POLA0002.GIF">http://www.flags.net/images/largeflags/POLA0002.GIF</text:a></text:p>
          </table:table-cell>
          <table:table-cell table:number-columns-repeated="16379"/>
        </table:table-row>
        <table:table-row table:style-name="ro3">
          <table:table-cell office:value-type="string" table:style-name="ce2">
            <text:p>Marian</text:p>
          </table:table-cell>
          <table:table-cell office:value-type="string" table:style-name="ce2">
            <text:p>Rejewski</text:p>
          </table:table-cell>
          <table:table-cell office:value-type="string" table:style-name="ce2">
            <text:p>Technology</text:p>
          </table:table-cell>
          <table:table-cell office:value-type="string" table:style-name="ce2">
            <text:p>(16 August 1905Bromberg, German Empire – 13 February 1980,Warsaw, People's Republic of Poland) was a Polish mathematician and cryptologist who reconstructed the Nazi German military Enigma cipher machine sight-unseen in 1932. The cryptologic achievements of Rejewski and colleagues Jerzy Rózycki and Henryk Zygalski enabled the British to begin reading German Enigma-encrypted messages at the start of World War II, seven years after Rejewski's original reconstruction of the machine. The intelligence that was gained by the British from Enigma decrypts formed part of what was code-named Ultra and contributed—perhaps decisively—to the defeat of Germany.</text:p>
          </table:table-cell>
          <table:table-cell office:value-type="string" table:style-name="ce2">
            <text:p>https://upload.wikimedia.org/wikipedia/commons/thumb/3/34/MR_1932_small.jpg/155px-MR_1932_small.jpg</text:p>
          </table:table-cell>
          <table:table-cell table:number-columns-repeated="16379"/>
        </table:table-row>
        <table:table-row table:style-name="ro3">
          <table:table-cell office:value-type="string" table:style-name="ce2">
            <text:p>Zdzislaw</text:p>
          </table:table-cell>
          <table:table-cell office:value-type="string" table:style-name="ce2">
            <text:p>Henneberg</text:p>
          </table:table-cell>
          <table:table-cell office:value-type="string" table:style-name="ce2">
            <text:p>Air_Force</text:p>
          </table:table-cell>
          <table:table-cell office:value-type="string" table:style-name="ce2">
            <text:p>Zdzislaw Henneberg(11 May 1911, Warsaw, Poland-12 April 1941, English Channel) was a Polish airman who flew with the Royal Air Force during the Battle of Britain and a flying ace of the Second World War.On 2 August 1940 Henneberg joined No. 303 Squadron RAF, under the command of Squadron Leader Kellett. He was shot down on 31 August during his first operational mission. On 2 September 1940 Henneberg was credited with one damaged enemy aircraft. Five days later in a battle over Essex Henneberg claimed two victories, one certain and one 'probable' Bf 109. On 15 September 1940 (later known as Battle of Britain Day), Henneberg was attacked by a number of Bf 109s. He defended himself and destroyed one Do 17. Henneberg temporarily took command of No. 303 Squadron RAF from Witold Urbanowicz on 21 September 1940. On 27 September he was credited with a Bf 109 and on 5 October he shot down a Bf 110 from the Erprobungsgruppe 210. In a ceremony on 15 December he was awarded a DFC for bravery and claiming 8 victories in the Battle of Britain by the Air Officer Commanding Fighter Command Air Chief Marshal Sholto Douglas.</text:p>
          </table:table-cell>
          <table:table-cell office:value-type="string" table:style-name="ce2">
            <text:p>http://www.solidarni.waw.pl/archiwum/IIwojna/303-Henneberg.jpg</text:p>
          </table:table-cell>
          <table:table-cell table:number-columns-repeated="16379"/>
        </table:table-row>
        <table:table-row table:style-name="ro3">
          <table:table-cell office:value-type="string" table:style-name="ce2">
            <text:p>Elzbieta</text:p>
          </table:table-cell>
          <table:table-cell office:value-type="string" table:style-name="ce2">
            <text:p>Zawacka</text:p>
          </table:table-cell>
          <table:table-cell office:value-type="string" table:style-name="ce2">
            <text:p>Inteligence</text:p>
          </table:table-cell>
          <table:table-cell office:value-type="string" table:style-name="ce2">
            <text:p>Elzbieta Zawadzka ( 19 March 1909 Thorn – 10 January 2009 Thorn)  known also by her war-time nom de guerre Zo, was a Polish university professor, scouting instructor, SOE agent and a freedom fighter during World War II. She was also a Brigadier General of the Polish Army (the second and last woman in the history of the Polish Army to hold this rank). She was also a deputy of Zagroda — the Department of Foreign Communication of the Home Army. In February 1943 she traveled across Germany, France and Spain to Gibraltar, where she was transported by air to London. In Great Britain she went through parachute training, and on 10 September 1943, dropped into Poland, as the only woman in the history of the Cichociemni.</text:p>
          </table:table-cell>
          <table:table-cell office:value-type="string" table:style-name="ce2">
            <text:p>https://upload.wikimedia.org/wikipedia/en/2/2e/E.Zawadzka_Zo_1943.png</text:p>
          </table:table-cell>
          <table:table-cell table:number-columns-repeated="16379"/>
        </table:table-row>
        <table:table-row table:style-name="ro3">
          <table:table-cell office:value-type="string" table:style-name="ce2">
            <text:p>Tadeusz_Wladyslaw</text:p>
          </table:table-cell>
          <table:table-cell office:value-type="string" table:style-name="ce2">
            <text:p>Sawicz</text:p>
          </table:table-cell>
          <table:table-cell office:value-type="string" table:style-name="ce2">
            <text:p>Air_Force</text:p>
          </table:table-cell>
          <table:table-cell office:value-type="string" table:style-name="ce2">
            <text:p>Tadeusz Wladyslaw Sawicz (13 February 1914 – 19 October 2011) was a Polish World War II fighter pilot. He served in the Polish Air Force, and after the fall of Poland, he served in the Polish and allied units in France and United Kingdom. He was the commander of several air units, including the No. 315 Polish Fighter Squadron, 1st Polish Fighter Wing, 3rd Polish Fighter Wing, 131st (Polish) Fighter Wing and 133rd Fighter Wing. He participated in the Battle of Britain and was ranked as the 82nd highest scoring Polish fighter pilot of the war. As well as receiving Poland's highest military decoration, the Virtuti Militari, he was awarded a British Distinguished Flying Cross, an American Distinguished Flying Cross and the Dutch equivalent, the Airman's Cross or Vliegerkruis. In 2006 Sawicz was appointed honorary brigadier-general in the Polish Air Force. After the war he emigrated to Canada. At his death he was believed to have been the last surviving Polish pilot to have fought in the Battle of Britain.</text:p>
          </table:table-cell>
          <table:table-cell office:value-type="string" table:style-name="ce2">
            <text:p>https://upload.wikimedia.org/wikipedia/commons/thumb/d/d4/Tadeusz_Sawicz.jpg/220px-Tadeusz_Sawicz.jpg</text:p>
          </table:table-cell>
          <table:table-cell table:number-columns-repeated="16379"/>
        </table:table-row>
        <table:table-row table:style-name="ro3">
          <table:table-cell office:value-type="string" table:style-name="ce2">
            <text:p>Stanislaw</text:p>
          </table:table-cell>
          <table:table-cell office:value-type="string" table:style-name="ce2">
            <text:p>Skalski</text:p>
          </table:table-cell>
          <table:table-cell office:value-type="string" table:style-name="ce2">
            <text:p>Air_Force</text:p>
          </table:table-cell>
          <table:table-cell office:value-type="string" table:style-name="ce2">
            <text:p>Stanislaw Skalski (27 November 1915 – 12 November 2004) was a Polish fighter ace of the Polish Air Force in World War II, later rising to the rank of Brigadier General. Skalski was the top Polish fighter ace of the war and the first Allied fighter ace of the war, credited, according to official lists, with 18 11/12 victories and two probable. Some sources, including Skalski himself, give a number of 22 11/12 victories. In August 1940 Pilot Officer Skalski joined 501 Squadron. From 30 August to 2 September 1940 he shot down a He 111 bomber and three Messerschmitt Bf 109s. On 5 September Skalski himself was shot down.[2] Skalski bailed out with severe burns that hospitalized him for six weeks. He returned to his unit in late October 1940. During the Battle of Britain, he was credited with four planes shot down and one shared.  On 29 April 1942 Flight Lieutenant Skalski was made Commanding Officer of the 317 (Polish) Squadron for five months. From November 1942 he was an instructor with No. 58 Operation Training Unit. In October 1942 he was given command of the Polish Fighting Team (PFT), or so called "Cyrk Skalskiego" (Skalski's Circus) - a Special Flight consisting of fifteen experienced Polish fighter pilot volunteers. Skalski then became commander of 601 (County of London) Squadron the first Pole to command an RAF Squadron. He then took part in the invasion of Sicily and invasion of Italy. From December 1943 to April 1944 Wing Commander Skalski commanded No. 131 Polish Fighter Wing. On 4 April 1944 he was appointed commander of No. 133 Polish Fighter Wing flying the Mustang Mk III. On 24 June 1944 Skalski scored two air victories over Rouen.</text:p>
          </table:table-cell>
          <table:table-cell office:value-type="string" table:style-name="ce2">
            <text:p>http://www.bbm.org.uk/airmen/SkalskiS-portrait1-opt.jpg</text:p>
          </table:table-cell>
          <table:table-cell table:number-columns-repeated="16379"/>
        </table:table-row>
        <table:table-row table:style-name="ro3">
          <table:table-cell office:value-type="string" table:style-name="ce2">
            <text:p>Zdzislaw</text:p>
          </table:table-cell>
          <table:table-cell office:value-type="string" table:style-name="ce2">
            <text:p>Krasnodebski</text:p>
          </table:table-cell>
          <table:table-cell office:value-type="string" table:style-name="ce2">
            <text:p>Air_Force</text:p>
          </table:table-cell>
          <table:table-cell office:value-type="string" table:style-name="ce2">
            <text:p>Zdzislaw Krasnodebski alias King (10 July 1904 in Wola Osowinska – 3 July 1980 in Toronto) was a pilot, founder and commander of Squadron 303.  he earned a reputation from both his peers and superiors as a good pilot and officer. His masterful piloting skills helped him to gain respect and admiration. No. 303 Squadron had claimed 126 kills during the Battle of Britain – the most successful record for a RAF Squadron in this period.</text:p>
          </table:table-cell>
          <table:table-cell office:value-type="string" table:style-name="ce2">
            <text:p>http://www.bbm.org.uk/airmen/Krasnodebski-portrait1-opt.jpg</text:p>
          </table:table-cell>
          <table:table-cell table:number-columns-repeated="16379"/>
        </table:table-row>
        <table:table-row table:style-name="ro3">
          <table:table-cell office:value-type="string" table:style-name="ce2">
            <text:p>Aleksander</text:p>
          </table:table-cell>
          <table:table-cell office:value-type="string" table:style-name="ce2">
            <text:p>Chudek</text:p>
          </table:table-cell>
          <table:table-cell office:value-type="string" table:style-name="ce2">
            <text:p>Air_Force</text:p>
          </table:table-cell>
          <table:table-cell office:value-type="string" table:style-name="ce2">
            <text:p>Aleksander Chudek (17 August 1914 – 23 June 1944) was a Polish fighter ace of the Polish Air Force in World War II with 9 confirmed kills. Before World War II Chudek served in Polish 114th Fighter Escadrille. After the Soviet invasion of Poland he crossed the border with Romania, then he came to France and finally, on 27 June 1940, arrived in the United Kingdom. After a brief exchange rate, he has been assigned to an auxiliary unit of the RAF as a pilot distributing new or refurbished aircraft at airports across the UK. In June 1941 he was transferred to No. 55 Operational Training Unit and began training on Hurricane. In July he was assigned to No. 315 Polish Fighter Squadron where he flew Spitfires. On 14 August 1941 he shot down his first plane. In July 1943 he was posted for three months in No. 303 Polish Fighter Squadron. On 23 June 1944 he flew over Normandy and never came back. Initially it was thought that his plane fell into the sea, but in 2009 it was found that the plane crashed between the towns of Le Plessis-Grimoult and Roucamps. Awards: Virtuti Militari; Cross of Valour; Distinguished Flying Medal (UK)</text:p>
          </table:table-cell>
          <table:table-cell office:value-type="string" table:style-name="ce2">
            <text:p>http://www.polishairforce.pl/dyw315zdj/20.jpg</text:p>
          </table:table-cell>
          <table:table-cell table:number-columns-repeated="16379"/>
        </table:table-row>
        <table:table-row table:style-name="ro3">
          <table:table-cell office:value-type="string" table:style-name="ce2">
            <text:p>Witold</text:p>
          </table:table-cell>
          <table:table-cell office:value-type="string" table:style-name="ce2">
            <text:p>Urbanowicz</text:p>
          </table:table-cell>
          <table:table-cell office:value-type="string" table:style-name="ce2">
            <text:p>Air_Force</text:p>
          </table:table-cell>
          <table:table-cell office:value-type="string" table:style-name="ce2">
            <text:p>Witold Urbanowicz (30 March 1908 Olszanka, Augustow County,Poland - 17 August 1996 New York City, United States) was a Polish fighter ace of the Second World War. According to the official record, Witold Urbanowicz was the second highest-scoring Polish fighter ace, with 17 confirmed wartime kills and 1 probable, not counting his pre-war victory. He was awarded with several decorations, among others the Virtuti Militari and British Distinguished Flying Cross. He also published several books of memoirs.</text:p>
          </table:table-cell>
          <table:table-cell office:value-type="string" table:style-name="ce2">
            <text:p>https://s-media-cache-ak0.pinimg.com/564x/30/56/52/3056523464257c100767b4e7dbf96eb9.jpg</text:p>
          </table:table-cell>
          <table:table-cell table:number-columns-repeated="16379"/>
        </table:table-row>
        <table:table-row table:style-name="ro3">
          <table:table-cell office:value-type="string" table:style-name="ce2">
            <text:p>Eugeniusz</text:p>
          </table:table-cell>
          <table:table-cell office:value-type="string" table:style-name="ce2">
            <text:p>Horbaczewski</text:p>
          </table:table-cell>
          <table:table-cell office:value-type="string" table:style-name="ce2">
            <text:p>Air_Force</text:p>
          </table:table-cell>
          <table:table-cell office:value-type="string" table:style-name="ce2">
            <text:p>Eugeniusz Horbaczewski  (28 September 1917 Kiev – 18 August 1944) was a Polish fighter pilot, a flying ace of World War II, also known as "Dziubek" (the diminutive of 'the beak' in Polish). According to official lists, Horbaczewski was the third highest scoring Polish fighter ace, with 16.5 confirmed kills (16 individual and one shared) and one probable kill. He was awarded several decorations, among others Virtuti Militari IV class (posthumously) and V class, four times Polish Cross of Valour, Distinguished Service Order (posthumously) and Distinguished Flying Cross (twice). Circumstances about his death are not clear. On 18 August 1944 Horbaczewski led his squadron of 12 aircraft over France on a 'Rodeo' mission. The Poles attacked a group of  60 Fw 190s of Jagdgeschwaders 2 and 26, over an airfield near Beauvais. Horbaczewski went missing during the dogfight. In 1947 the wreck of his Mustang with his body was found crashed near Velennes (Oise).</text:p>
          </table:table-cell>
          <table:table-cell office:value-type="string" table:style-name="ce2">
            <text:p>https://upload.wikimedia.org/wikipedia/en/thumb/6/6a/Eugeniusz_Horbaczewski.jpg/250px-Eugeniusz_Horbaczewski.jpg</text:p>
          </table:table-cell>
          <table:table-cell table:number-columns-repeated="16379"/>
        </table:table-row>
        <table:table-row table:style-name="ro3">
          <table:table-cell office:value-type="string" table:style-name="ce2">
            <text:p>Edward</text:p>
          </table:table-cell>
          <table:table-cell office:value-type="string" table:style-name="ce2">
            <text:p>Jaworski</text:p>
          </table:table-cell>
          <table:table-cell office:value-type="string" table:style-name="ce2">
            <text:p>Air_Force</text:p>
          </table:table-cell>
          <table:table-cell office:value-type="string" table:style-name="ce2">
            <text:p>Edward Jaworski (18,May 1920 in Trzebinia - 26,September, 2012 in Zielona Góra ) - Lieutenant Colonel of the People's Army of Poland. After the start of World War II he was evacuated to Romania and interned there. He later flew Hurricanes and Spitfires with 605 Squadron and 315(Polish) Squadron. By August 1943 flying from Northolt he had taken part in 124 sorties many involving dogfights over occupied Europe. After a spell as an instructor he returned to combat in March 1994 with 317 (Polish) Squadron and saw much action over Normandy including Falaise. In August 1944 he was posted to 302 Squadron and than became tactical officer with 131 Fighter Wing. By wars end he had flown 200 sorties one of the highest amounts for a Polish airman in WW2. Orders and decorations: Silver Cross of the Virtuti Militari Military Order,Cross of Valor (three times), Knight's Cross of the Order of Polonia Restituta, Officer's Cross of the Order of the Rebirth of Poland, Silver Cross of Merit, Medal for Sacrifice and Courage, Bronze Medal for Merit for National Defense, Medal Pro Memoria, Air Medal, For participation in the 1939 defense war, Cross of the Battle of the Polish Armed Forces in the West, British Star 1939-1945 Star, British star Atlantic Star, British Distinguished Flying Cross, British Defense Medal, British War Medal 1939-1945.</text:p>
          </table:table-cell>
          <table:table-cell office:value-type="string" table:style-name="ce2">
            <text:p>http://www.polishairforce.pl/portrety/jaworski.jpg</text:p>
          </table:table-cell>
          <table:table-cell table:number-columns-repeated="16379"/>
        </table:table-row>
        <table:table-row table:style-name="ro3">
          <table:table-cell office:value-type="string" table:style-name="ce2">
            <text:p>Antoni(Tony)</text:p>
          </table:table-cell>
          <table:table-cell office:value-type="string" table:style-name="ce2">
            <text:p>Glowacki</text:p>
          </table:table-cell>
          <table:table-cell office:value-type="string" table:style-name="ce2">
            <text:p>Air_Force</text:p>
          </table:table-cell>
          <table:table-cell office:value-type="string" table:style-name="ce2">
            <text:p>Antoni Glowacki( Nicknames: Antek (Polish nicknames), Toni (RAF nickname) Born 10 February 1910 Warsaw,Poland - 27 April 1980 Wellington, New Zealand) was a Polish Second World War fighter pilot flying with Polish Squadrons attached to the RAF, who is notable for shooting down five German aircraft on 24 August 1940 during the Battle of Britain, becoming one of only three pilots who gained "ace-in-a-day" status during that battle. The term "ace in a day" is used to designate a pilot who has shot down five or more airplanes in a single day.</text:p>
          </table:table-cell>
          <table:table-cell office:value-type="string" table:style-name="ce2">
            <text:p>https://s-media-cache-ak0.pinimg.com/736x/a1/09/49/a10949e8f6f3294de32370f27505ceea.jpg</text:p>
          </table:table-cell>
          <table:table-cell table:number-columns-repeated="16379"/>
        </table:table-row>
        <table:table-row table:style-name="ro3">
          <table:table-cell office:value-type="string" table:style-name="ce2">
            <text:p>Jan</text:p>
          </table:table-cell>
          <table:table-cell office:value-type="string" table:style-name="ce2">
            <text:p>Zumbach</text:p>
          </table:table-cell>
          <table:table-cell office:value-type="string" table:style-name="ce2">
            <text:p>Air_Force</text:p>
          </table:table-cell>
          <table:table-cell office:value-type="string" table:style-name="ce2">
            <text:p>Jan Eugeniusz Ludwig Zumbach (14 April 1915, Ursynów, Congress Poland, Russian Empire – 3 January 1986, France) was a Polish fighter pilot who became an ace during the Second World War. On 18 June 1940, he traveled to England by boat and on 2 August was posted as one of the founding members of the newly formed No. 303 Polish Fighter Squadron.During the Battle of Britain, Zumbach scored eight confirmed kills and one probable, mostly against Messerschmitt Bf 109 fighters. Zumbach was shot down by a JG 3 Bf 109 over Dover on 9 May 1941 when returning from a mission, but he was again able to bail out unharmed. Zumbach became one of the first Allied pilots to engage in combat with a German Focke-Wulf Fw 190, which he damaged; in return, his aircraft was damaged by a "single radial-engined fighter" on 13 October 1941. In December 1941, Zumbach was posted to 58 OTU, and in March 1942 returned to 303 Sqn as a flight commander. In May, he was promoted to Squadron Leader and took command of the squadron, a post Zumbach held from 19 May 1942 until 30 November 1943. Awards: Virtuti Militari, Polish Cross of Valour (4 awards), Distinguished Flying Cross &amp; Bar.</text:p>
          </table:table-cell>
          <table:table-cell office:value-type="string" table:style-name="ce2">
            <text:p>https://s-media-cache-ak0.pinimg.com/564x/86/e1/f3/86e1f3693a117e98abdcf0beecba8acd.jpg</text:p>
          </table:table-cell>
          <table:table-cell table:number-columns-repeated="16379"/>
        </table:table-row>
        <table:table-row table:style-name="ro3">
          <table:table-cell office:value-type="string" table:style-name="ce2">
            <text:p>Stanislaw</text:p>
          </table:table-cell>
          <table:table-cell office:value-type="string" table:style-name="ce2">
            <text:p>Maczek</text:p>
          </table:table-cell>
          <table:table-cell office:value-type="string" table:style-name="ce2">
            <text:p>Army</text:p>
          </table:table-cell>
          <table:table-cell office:value-type="string" table:style-name="ce2">
            <text:p>Stanislaw Maczek (31 March 1892, Szczerzec near Lwow – 11 December 1994, Edinburgh, Scotland, UK) was a Polish tank commander of World War II, whose division was instrumental in the Allied liberation of France, closing the Falaise pocket, resulting in the destruction of 14 German Wehrmacht and SS divisions. A veteran of World War I, the Polish-Ukrainian and Polish-Bolshevik Wars, Maczek was the commander of Poland's only major armoured formation during the September 1939 campaign, and later commanded a Polish armoured formation in France in 1940. He was the commander of the famous 1st Polish Armoured Division, and later of the I Polish Army Corps under Allied Command in 1942–45. Maczek should be remembered for his pioneering use of mixed armour and infantry units as well as the early use of commando-style units during the Polish border wars of 1918-1920. However, his work was ignored despite its obvious success. He should be also be recognised as being the saviour of the Normandy Campaign, which by August 1944 was seriously bogged down. It was feared that the German forces in Normandy might be able to flee over the River Seine and head eastwards to Germany. A magnificent, stubborn and costly stand by the Polish 1st Armoured Division during August 1944 prevented this happening, and the Normandy Campaign was able to succeed. In 1942 General Maczek formed the 1st Polish Armoured Division. Initially, Baca’s tanks served in defence of the Scottish coast between Montrose and the Firth of Forth. The Division had been equipped by the British authorities with state-of-the-art Churchill and M4 Sherman tanks in preparation for the Normandy landings.Years after his death, in 2013 a campaign in Edinburgh to recognise Maczek’s vital contribution to the UK and Allied Forces, in what became his home town, was launched.  Speaking at the Launch at the New Club in Edinburgh’s Princes Street, Lord Fraser stated that the UK and Scotland in particular owe a debt of gratitude to the great General Maczek, and our lack of acknowledgement of him over nearly 60 years has not been honourable. Coincidentally, the Polish word ‘maczek’ means ‘poppy’ in English, the symbol of remembrance associated with the area around Ypres in the First World War.</text:p>
          </table:table-cell>
          <table:table-cell office:value-type="string" table:style-name="ce2">
            <text:p>http://polishscottishheritage.co.uk/wp-content/uploads/2014/08/general-Maczek-NAC.jpg</text:p>
          </table:table-cell>
          <table:table-cell table:number-columns-repeated="16379"/>
        </table:table-row>
        <table:table-row table:number-rows-repeated="1048561"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329</meta:generator>
    <meta:initial-creator>Alicja</meta:initial-creator>
    <dc:creator>Alicja</dc:creator>
    <meta:creation-date>2017-04-13T14:00:53Z</meta:creation-date>
    <dc:date>2017-04-13T15:44:15Z</dc:date>
  </office:meta>
</office:document-meta>
</file>